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Bind “control” functions (ex.: EveModule::controlText) from entities to “function” instruction.</text:p>
      <text:p text:style-name="Standard">-Add “print” instruction.</text:p>
      <text:p text:style-name="Standard">-Implement while loops and/or directives – add repetition and group flow management to if statements.</text:p>
      <text:p text:style-name="Standard">-Implement interrup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soft-page-break/>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24T21:13:00Z</dc:date>
    <meta:template xlink:href="Normal.dotm" xlink:type="simple"/>
    <meta:editing-cycles>594</meta:editing-cycles>
    <meta:editing-duration>PT946860S</meta:editing-duration>
    <meta:document-statistic meta:page-count="5" meta:paragraph-count="22" meta:word-count="1691" meta:character-count="11310" meta:row-count="80" meta:non-whitespace-character-count="9641"/>
  </office:meta>
</office:document-meta>
</file>